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WithValidation" table:style-name="ta1">
        <table:shapes>
          <draw:frame draw:z-index="0" draw:style-name="gr1" draw:text-style-name="P1" svg:width="6.2988in" svg:height="3.5429in" svg:x="3.1724in" svg:y="0.2382in">
            <draw:object draw:notify-on-update-of-ranges="SCWithValidation.A1:SCWithValidation.A1 SCWithValidation.A2:SCWithValidation.A11 SCWithValidation.B1:SCWithValidation.B1 SCWithValidation.B2:SCWithValidation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18.1724in">
            <draw:object draw:notify-on-update-of-ranges="SCWithValidation.A27:SCWithValidation.A126 SCWithValidation.C27:SCWithValidation.C1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72092" calcext:value-type="float">
            <text:p>18.672092</text:p>
          </table:table-cell>
          <table:table-cell table:formula="of:=1/[.B2]" office:value-type="float" office:value="0.0535558629424062" calcext:value-type="float">
            <text:p>0.05355586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4937" calcext:value-type="float">
            <text:p>4.74937</text:p>
          </table:table-cell>
          <table:table-cell table:formula="of:=1/[.B3]" office:value-type="float" office:value="0.210554241931035" calcext:value-type="float">
            <text:p>0.21055424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17956" calcext:value-type="float">
            <text:p>2.417956</text:p>
          </table:table-cell>
          <table:table-cell table:formula="of:=1/[.B4]" office:value-type="float" office:value="0.413572455412754" calcext:value-type="float">
            <text:p>0.413572455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63658" calcext:value-type="float">
            <text:p>1.863658</text:p>
          </table:table-cell>
          <table:table-cell table:formula="of:=1/[.B5]" office:value-type="float" office:value="0.536579136300759" calcext:value-type="float">
            <text:p>0.536579136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2178" calcext:value-type="float">
            <text:p>1.62178</text:p>
          </table:table-cell>
          <table:table-cell table:formula="of:=1/[.B6]" office:value-type="float" office:value="0.616606444770561" calcext:value-type="float">
            <text:p>0.616606444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84474" calcext:value-type="float">
            <text:p>1.684474</text:p>
          </table:table-cell>
          <table:table-cell table:formula="of:=1/[.B7]" office:value-type="float" office:value="0.593657129762763" calcext:value-type="float">
            <text:p>0.593657129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61371" calcext:value-type="float">
            <text:p>1.561371</text:p>
          </table:table-cell>
          <table:table-cell table:formula="of:=1/[.B8]" office:value-type="float" office:value="0.640462772781101" calcext:value-type="float">
            <text:p>0.640462772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29266" calcext:value-type="float">
            <text:p>1.529266</text:p>
          </table:table-cell>
          <table:table-cell table:formula="of:=1/[.B9]" office:value-type="float" office:value="0.653908476354016" calcext:value-type="float">
            <text:p>0.653908476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9451" calcext:value-type="float">
            <text:p>1.479451</text:p>
          </table:table-cell>
          <table:table-cell table:formula="of:=1/[.B10]" office:value-type="float" office:value="0.67592640783642" calcext:value-type="float">
            <text:p>0.675926407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80292" calcext:value-type="float">
            <text:p>1.480292</text:p>
          </table:table-cell>
          <table:table-cell table:formula="of:=1/[.B11]" office:value-type="float" office:value="0.67554239298733" calcext:value-type="float">
            <text:p>0.6755423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0535558629" calcext:value-type="float">
            <text:p>0.05355586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105542419" calcext:value-type="float">
            <text:p>0.2105542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135724554" calcext:value-type="float">
            <text:p>0.41357245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365791363" calcext:value-type="float">
            <text:p>0.5365791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166064448" calcext:value-type="float">
            <text:p>0.6166064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936571298" calcext:value-type="float">
            <text:p>0.59365712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404627728" calcext:value-type="float">
            <text:p>0.6404627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539084764" calcext:value-type="float">
            <text:p>0.6539084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759264078" calcext:value-type="float">
            <text:p>0.6759264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75542393" calcext:value-type="float">
            <text:p>0.67554239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535558629" calcext:value-type="float">
            <text:p>0.05355586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Strong Scalabi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2105542419" calcext:value-type="float">
            <text:p>0.21055424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4135724554" calcext:value-type="float">
            <text:p>0.41357245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5365791363" calcext:value-type="float">
            <text:p>0.536579136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6166064448" calcext:value-type="float">
            <text:p>0.61660644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5936571298" calcext:value-type="float">
            <text:p>0.593657129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6404627728" calcext:value-type="float">
            <text:p>0.640462772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539084764" calcext:value-type="float">
            <text:p>0.65390847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.6759264078" calcext:value-type="float">
            <text:p>0.675926407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675542393" calcext:value-type="float">
            <text:p>0.675542393</text:p>
          </table:table-cell>
          <table:table-cell table:number-columns-repeated="3"/>
        </table:table-row>
      </table:table>
      <table:table table:name="SCWithoutValidation" table:style-name="ta1">
        <table:shapes>
          <draw:frame draw:z-index="0" draw:style-name="gr1" draw:text-style-name="P1" svg:width="6.2988in" svg:height="3.5429in" svg:x="2.8362in" svg:y="0.7921in">
            <draw:object draw:notify-on-update-of-ranges="SCWithoutValidation.A1:SCWithoutValidation.A1 SCWithoutValidation.A2:SCWithoutValidation.A101 SCWithoutValidation.C1:SCWithoutValidation.C1 SCWithoutValidation.C2:SCWithoutValidation.C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91808" calcext:value-type="float">
            <text:p>18.691808</text:p>
          </table:table-cell>
          <table:table-cell table:formula="of:=1/[.B2]" office:value-type="float" office:value="0.0534993725593586" calcext:value-type="float">
            <text:p>0.0534993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05756" calcext:value-type="float">
            <text:p>4.805756</text:p>
          </table:table-cell>
          <table:table-cell table:formula="of:=1/[.B5]" office:value-type="float" office:value="0.208083806169102" calcext:value-type="float">
            <text:p>0.20808380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19504" calcext:value-type="float">
            <text:p>2.419504</text:p>
          </table:table-cell>
          <table:table-cell table:formula="of:=1/[.B10]" office:value-type="float" office:value="0.413307851526594" calcext:value-type="float">
            <text:p>0.4133078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29103" calcext:value-type="float">
            <text:p>1.929103</text:p>
          </table:table-cell>
          <table:table-cell table:formula="of:=1/[.B17]" office:value-type="float" office:value="0.518375638833178" calcext:value-type="float">
            <text:p>0.5183756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0156" calcext:value-type="float">
            <text:p>1.60156</text:p>
          </table:table-cell>
          <table:table-cell table:formula="of:=1/[.B26]" office:value-type="float" office:value="0.624391218561902" calcext:value-type="float">
            <text:p>0.62439121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09464" calcext:value-type="float">
            <text:p>1.609464</text:p>
          </table:table-cell>
          <table:table-cell table:formula="of:=1/[.B37]" office:value-type="float" office:value="0.621324863432795" calcext:value-type="float">
            <text:p>0.6213248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21082" calcext:value-type="float">
            <text:p>1.521082</text:p>
          </table:table-cell>
          <table:table-cell table:formula="of:=1/[.B50]" office:value-type="float" office:value="0.657426752798337" calcext:value-type="float">
            <text:p>0.6574267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32941" calcext:value-type="float">
            <text:p>1.532941</text:p>
          </table:table-cell>
          <table:table-cell table:formula="of:=1/[.B65]" office:value-type="float" office:value="0.652340827207309" calcext:value-type="float">
            <text:p>0.6523408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411" calcext:value-type="float">
            <text:p>1.477411</text:p>
          </table:table-cell>
          <table:table-cell table:formula="of:=1/[.B82]" office:value-type="float" office:value="0.676859722853018" calcext:value-type="float">
            <text:p>0.67685972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3414" calcext:value-type="float">
            <text:p>1.473414</text:p>
          </table:table-cell>
          <table:table-cell table:formula="of:=1/[.B101]" office:value-type="float" office:value="0.678695872307444" calcext:value-type="float">
            <text:p>0.6786958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2:42:01.449251748</meta:creation-date>
    <dc:date>2015-05-03T23:09:30.480335328</dc:date>
    <meta:editing-duration>PT22M55S</meta:editing-duration>
    <meta:editing-cycles>5</meta:editing-cycles>
    <meta:generator>LibreOffice/4.2.8.2$Linux_X86_64 LibreOffice_project/420m0$Build-2</meta:generator>
    <meta:document-statistic meta:table-count="2" meta:cell-count="2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CWithValidation.A1:SCWithValidation.B11" chart:data-source-has-labels="both" svg:x="0.32cm" svg:y="0.18cm" svg:width="13.275cm" svg:height="8.64cm">
          <chartooo:coordinate-region svg:x="0.941cm" svg:y="0.379cm" svg:width="12.374cm" svg:height="7.794cm"/>
          <chart:axis chart:dimension="x" chart:name="primary-x" chart:style-name="ch4" chartooo:axis-type="auto">
            <chartooo:date-scale/>
            <chart:categories table:cell-range-address="SCWithValidation.A2:SCWithValidation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CWithValidation.B2:SCWithValidation.B11" chart:label-cell-address="SCWithValidation.B1:SCWithValidation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CWithValidation.B1:SCWithValidation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CWithValidation.A2:SCWithValidation.A11</svg:desc>
                </draw:g>
              </table:table-cell>
              <table:table-cell office:value-type="float" office:value="18.672092">
                <text:p>18.672092</text:p>
                <draw:g>
                  <svg:desc>SCWithValidation.B2:SCWithValidation.B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74937">
                <text:p>4.7493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17956">
                <text:p>2.4179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3658">
                <text:p>1.8636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62178">
                <text:p>1.6217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684474">
                <text:p>1.68447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561371">
                <text:p>1.5613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529266">
                <text:p>1.52926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.479451">
                <text:p>1.4794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480292">
                <text:p>1.480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CWithValidation.A27:SCWithValidation.A126 SCWithValidation.C27:SCWithValidation.C126" chart:data-source-has-labels="column" svg:x="0.32cm" svg:y="0.18cm" svg:width="12.508cm" svg:height="8.64cm">
          <chartooo:coordinate-region svg:x="1.047cm" svg:y="0.379cm" svg:width="11.781cm" svg:height="7.649cm"/>
          <chart:axis chart:dimension="x" chart:name="primary-x" chart:style-name="ch4" chartooo:axis-type="auto">
            <chartooo:date-scale/>
            <chart:categories table:cell-range-address="SCWithValidation.A27:SCWithValidation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CWithValidation.C27:SCWithValidation.C126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CWithValidation.A27:SCWithValidation.A126</svg:desc>
                </draw:g>
              </table:table-cell>
              <table:table-cell office:value-type="float" office:value="0.0535558629">
                <text:p>0.0535558629</text:p>
                <draw:g>
                  <svg:desc>SCWithValidation.C27:SCWithValidation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05542419">
                <text:p>0.21055424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135724554">
                <text:p>0.41357245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365791363">
                <text:p>0.536579136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166064448">
                <text:p>0.61660644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5936571298">
                <text:p>0.593657129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404627728">
                <text:p>0.6404627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39084764">
                <text:p>0.653908476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6759264078">
                <text:p>0.675926407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5542393">
                <text:p>0.675542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SCWithoutValidation.A1:SCWithoutValidation.A101 SCWithoutValidation.C1:SCWithoutValidation.C101" chart:data-source-has-labels="both" svg:x="0.32cm" svg:y="0.18cm" svg:width="13.037cm" svg:height="8.64cm">
          <chartooo:coordinate-region svg:x="1.047cm" svg:y="0.379cm" svg:width="12.31cm" svg:height="7.649cm"/>
          <chart:axis chart:dimension="x" chart:name="primary-x" chart:style-name="ch4" chartooo:axis-type="auto">
            <chartooo:date-scale/>
            <chart:categories table:cell-range-address="SCWithoutValidation.A2:SCWithoutValidation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CWithoutValidation.C2:SCWithoutValidation.C101" chart:label-cell-address="SCWithoutValidation.C1:SCWithoutValidation.C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CWithoutValidation.C1:SCWithoutValid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CWithoutValidation.A2:SCWithoutValidation.A101</svg:desc>
                </draw:g>
              </table:table-cell>
              <table:table-cell office:value-type="float" office:value="0.0534993725593586">
                <text:p>0.0534993725593586</text:p>
                <draw:g>
                  <svg:desc>SCWithoutValidation.C2:SCWithoutValidation.C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08083806169102">
                <text:p>0.2080838061691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13307851526594">
                <text:p>0.4133078515265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375638833178">
                <text:p>0.51837563883317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4391218561902">
                <text:p>0.6243912185619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621324863432795">
                <text:p>0.62132486343279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657426752798337">
                <text:p>0.6574267527983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340827207309">
                <text:p>0.65234082720730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676859722853018">
                <text:p>0.6768597228530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8695872307444">
                <text:p>0.678695872307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